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CircularImportDetectionTests.new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CircularImportDetectionTests.loadAsConfigurationSourc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